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automatic-styles>
    <style:style style:name="P1" style:family="paragraph" style:parent-style-name="Standard">
      <style:paragraph-properties fo:margin-left="1.251cm" fo:text-indent="0cm" style:auto-text-indent="false"/>
    </style:style>
    <style:style style:name="P2" style:family="paragraph" style:parent-style-name="Text_20_body">
      <style:text-properties fo:color="#000000" loext:opacity="100%"/>
    </style:style>
    <style:style style:name="P3" style:family="paragraph" style:parent-style-name="Text_20_body">
      <style:text-properties fo:color="#000000" loext:opacity="100%" fo:background-color="#ffff00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paragraph-rsid="00369b60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paragraph-rsid="00369b60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paragraph-properties fo:margin-left="1.251cm" fo:text-indent="0cm" style:auto-text-indent="false"/>
      <style:text-properties fo:font-weight="bold" style:font-weight-asian="bold" style:font-weight-complex="bold"/>
    </style:style>
    <style:style style:name="P8" style:family="paragraph" style:parent-style-name="Standard">
      <style:paragraph-properties fo:margin-left="1.251cm" fo:text-indent="0cm" style:auto-text-indent="false"/>
    </style:style>
    <style:style style:name="P9" style:family="paragraph" style:parent-style-name="Standard">
      <style:paragraph-properties fo:margin-left="2.501cm" fo:text-indent="0cm" style:auto-text-indent="false"/>
    </style:style>
    <style:style style:name="P10" style:family="paragraph" style:parent-style-name="Text_20_body" style:list-style-name="L1">
      <style:paragraph-properties fo:margin-left="1.251cm" fo:margin-right="0cm" fo:margin-top="0cm" fo:margin-bottom="0cm" style:contextual-spacing="false" fo:orphans="2" fo:widows="2" fo:text-indent="0cm" style:auto-text-indent="false" fo:padding="0cm" fo:border="none"/>
    </style:style>
    <style:style style:name="P11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369b60"/>
    </style:style>
    <style:style style:name="P12" style:family="paragraph" style:parent-style-name="Text_20_body" style:list-style-name="L1">
      <style:paragraph-properties fo:margin-left="1.251cm" fo:margin-right="0cm" fo:margin-top="0cm" fo:margin-bottom="0cm" style:contextual-spacing="false" fo:orphans="2" fo:widows="2" fo:text-indent="0cm" style:auto-text-indent="false" fo:padding="0cm" fo:border="none"/>
      <style:text-properties officeooo:paragraph-rsid="00369b60"/>
    </style:style>
    <style:style style:name="P13" style:family="paragraph" style:parent-style-name="Text_20_body" style:list-style-name="L2">
      <style:paragraph-properties fo:margin-left="1.251cm" fo:margin-right="0cm" fo:margin-top="0cm" fo:margin-bottom="0cm" style:contextual-spacing="false" fo:orphans="2" fo:widows="2" fo:text-indent="0cm" style:auto-text-indent="false" fo:padding="0cm" fo:border="none"/>
    </style:style>
    <style:style style:name="P14" style:family="paragraph" style:parent-style-name="Text_20_body" style:list-style-name="L2">
      <style:paragraph-properties fo:margin-left="1.251cm" fo:margin-right="0cm" fo:margin-top="0cm" fo:margin-bottom="0cm" style:contextual-spacing="false" fo:orphans="2" fo:widows="2" fo:text-indent="0cm" style:auto-text-indent="false" fo:padding="0cm" fo:border="none"/>
      <style:text-properties officeooo:paragraph-rsid="00369b60"/>
    </style:style>
    <style:style style:name="P15" style:family="paragraph" style:parent-style-name="Text_20_body">
      <style:text-properties fo:color="#000000" loext:opacity="100%" fo:background-color="#ffff00"/>
    </style:style>
    <style:style style:name="P16" style:family="paragraph" style:parent-style-name="Text_20_body">
      <style:paragraph-properties fo:margin-left="1.251cm" fo:text-indent="0cm" style:auto-text-indent="false"/>
      <style:text-properties fo:color="#000000" loext:opacity="100%" fo:background-color="#ffff00"/>
    </style:style>
    <style:style style:name="P17" style:family="paragraph" style:parent-style-name="Text_20_body">
      <style:paragraph-properties fo:margin-left="2.501cm" fo:text-indent="0cm" style:auto-text-indent="false"/>
      <style:text-properties fo:color="#000000" loext:opacity="100%" fo:background-color="#ffff00"/>
    </style:style>
    <style:style style:name="P18" style:family="paragraph" style:parent-style-name="Text_20_body">
      <style:paragraph-properties fo:margin-left="1.251cm" fo:text-indent="0cm" style:auto-text-indent="false"/>
      <style:text-properties fo:color="#000000" loext:opacity="100%" fo:background-color="#ffff00"/>
    </style:style>
    <style:style style:name="P19" style:family="paragraph" style:parent-style-name="Text_20_body">
      <style:paragraph-properties fo:margin-left="2.501cm" fo:text-indent="0cm" style:auto-text-indent="false"/>
      <style:text-properties fo:color="#000000" loext:opacity="100%" fo:background-color="#ffff00"/>
    </style:style>
    <style:style style:name="P20" style:family="paragraph" style:parent-style-name="Text_20_body">
      <style:text-properties fo:color="#000000" loext:opacity="100%" officeooo:paragraph-rsid="00369b60" fo:background-color="#ffff00"/>
    </style:style>
    <style:style style:name="P21" style:family="paragraph" style:parent-style-name="Text_20_body">
      <style:text-properties fo:color="#000000" loext:opacity="100%"/>
    </style:style>
    <style:style style:name="P22" style:family="paragraph" style:parent-style-name="Text_20_body">
      <style:text-properties fo:color="#000000" loext:opacity="100%" officeooo:paragraph-rsid="00369b60"/>
    </style:style>
    <style:style style:name="P23" style:family="paragraph" style:parent-style-name="Text_20_body">
      <style:text-properties fo:color="#000000" loext:opacity="100%" fo:font-weight="bold" style:font-weight-asian="bold" style:font-weight-complex="bold"/>
    </style:style>
    <style:style style:name="P24" style:family="paragraph" style:parent-style-name="Text_20_body">
      <style:paragraph-properties fo:margin-left="1.251cm" fo:text-indent="0cm" style:auto-text-indent="false"/>
      <style:text-properties fo:color="#000000" loext:opacity="100%" fo:font-weight="bold" style:font-weight-asian="bold" style:font-weight-complex="bold"/>
    </style:style>
    <style:style style:name="P25" style:family="paragraph" style:parent-style-name="Text_20_body">
      <style:text-properties fo:color="#000000" loext:opacity="100%" fo:font-weight="bold" fo:background-color="#ffff00" style:font-weight-asian="bold" style:font-weight-complex="bold"/>
    </style:style>
    <style:style style:name="P26" style:family="paragraph" style:parent-style-name="Text_20_body">
      <style:paragraph-properties fo:margin-left="1.251cm" fo:text-indent="0cm" style:auto-text-indent="false"/>
      <style:text-properties fo:color="#000000" loext:opacity="100%" fo:font-weight="bold" fo:background-color="#ffff00" style:font-weight-asian="bold" style:font-weight-complex="bold"/>
    </style:style>
    <style:style style:name="P27" style:family="paragraph" style:parent-style-name="Text_20_body">
      <style:paragraph-properties fo:margin-left="1.251cm" fo:text-indent="0cm" style:auto-text-indent="false"/>
      <style:text-properties fo:color="#000000" loext:opacity="100%" fo:font-weight="bold" officeooo:paragraph-rsid="00369b60" fo:background-color="#ffff00" style:font-weight-asian="bold" style:font-weight-complex="bold"/>
    </style:style>
    <style:style style:name="P28" style:family="paragraph" style:parent-style-name="Text_20_body">
      <style:text-properties fo:color="#000000" loext:opacity="100%" fo:font-weight="bold" fo:background-color="#ffff00" style:font-weight-asian="bold" style:font-weight-complex="bold"/>
    </style:style>
    <style:style style:name="P29" style:family="paragraph" style:parent-style-name="Text_20_body">
      <style:paragraph-properties fo:margin-left="1.251cm" fo:text-indent="0cm" style:auto-text-indent="false"/>
      <style:text-properties fo:color="#000000" loext:opacity="100%" fo:font-weight="bold" fo:background-color="#ffff00" style:font-weight-asian="bold" style:font-weight-complex="bold"/>
    </style:style>
    <style:style style:name="P30" style:family="paragraph" style:parent-style-name="Text_20_body">
      <style:paragraph-properties fo:margin-left="1.251cm" fo:text-indent="0cm" style:auto-text-indent="false"/>
      <style:text-properties fo:color="#000000" loext:opacity="100%"/>
    </style:style>
    <style:style style:name="P31" style:family="paragraph" style:parent-style-name="Text_20_body">
      <style:paragraph-properties fo:margin-left="1.251cm" fo:margin-right="0cm" fo:margin-top="0.423cm" fo:margin-bottom="0.423cm" style:contextual-spacing="false" fo:orphans="2" fo:widows="2" fo:text-indent="0cm" style:auto-text-indent="false"/>
      <style:text-properties fo:font-variant="normal" fo:text-transform="none" fo:color="#000000" loext:opacity="100%" style:font-name="quote-cjk-patch" fo:font-size="12pt" fo:letter-spacing="normal" fo:font-style="normal" fo:font-weight="bold" style:font-weight-asian="bold" style:font-weight-complex="bold"/>
    </style:style>
    <style:style style:name="P32" style:family="paragraph" style:parent-style-name="Text_20_body">
      <style:paragraph-properties fo:margin-left="1.251cm" fo:margin-right="0cm" fo:margin-top="0.423cm" fo:margin-bottom="0.423cm" style:contextual-spacing="false" fo:orphans="2" fo:widows="2" fo:text-indent="0cm" style:auto-text-indent="false"/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loext:opacity="100%" style:font-name="quote-cjk-patch" fo:font-size="12pt" fo:letter-spacing="normal" fo:font-style="normal" fo:font-weight="bold"/>
    </style:style>
    <style:style style:name="T3" style:family="text">
      <style:text-properties fo:font-variant="normal" fo:text-transform="none" fo:color="#000000" loext:opacity="100%" style:font-name="quote-cjk-patch" fo:font-size="12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loext:opacity="100%" style:font-name="quote-cjk-patch" fo:font-size="12pt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quote-cjk-patch" fo:font-size="16.5pt" fo:letter-spacing="normal" fo:font-style="normal" fo:font-weight="bold"/>
    </style:style>
    <style:style style:name="T6" style:family="text">
      <style:text-properties fo:font-variant="normal" fo:text-transform="none" fo:color="#000000" loext:opacity="100%" style:font-name="quote-cjk-patch" fo:font-size="16.5pt" fo:letter-spacing="normal" fo:font-style="normal" fo:font-weight="bold" style:font-weight-asian="bold" style:font-weight-complex="bold"/>
    </style:style>
    <style:style style:name="T7" style:family="text">
      <style:text-properties fo:font-size="16pt" officeooo:rsid="00369b60"/>
    </style:style>
    <style:style style:name="T8" style:family="text">
      <style:text-properties fo:color="#000000" loext:opacity="100%" fo:font-weight="bold" style:font-weight-asian="bold" style:font-weight-complex="bold"/>
    </style:style>
    <style:style style:name="T9" style:family="text">
      <style:text-properties fo:color="#000000" loext:opacity="100%" fo:font-weight="bold" officeooo:rsid="0022ae93" style:font-weight-asian="bold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hecklist de Ejecución del Proyecto </text:p>
      <text:p text:style-name="P4"><text:span text:style-name="T7">Documentación de procesos</text:span><text:line-break/></text:p>
      <text:p text:style-name="Standard"/>
      <text:p text:style-name="Standard"/>
      <text:p text:style-name="P6">Prerrequisitos del Sistema</text:p>
      <text:p text:style-name="Standard"/>
      <text:p text:style-name="P1">- [ ] Verificar Instalaciones Previas</text:p>
      <text:p text:style-name="P1">- [ ] Docker: `docker --version` (&gt;= 20.10)</text:p>
      <text:p text:style-name="P1">- [ ] Docker Compose: `docker-compose --version` (&gt;= 2.0)</text:p>
      <text:p text:style-name="P1">- [ ] Node.js (opcional para desarrollo): `node --version` (&gt;= 18)</text:p>
      <text:p text:style-name="P1">- [ ] Git: `git --version`</text:p>
      <text:p text:style-name="P1"/>
      <text:p text:style-name="P1">- [ ] Recursos de API Externa</text:p>
      <text:p text:style-name="P1">- [ ] Cuenta en DeepSeek: https://platform.deepseek.com/</text:p>
      <text:p text:style-name="P1">- [ ] API Key de DeepSeek: Copiar y guardar la clave</text:p>
      <text:p text:style-name="Standard"/>
      <text:p text:style-name="Standard"/>
      <text:p text:style-name="Standard"/>
      <text:p text:style-name="Standard"><text:s/>🚀 Ejecución Rápida con Docker</text:p>
      <text:p text:style-name="Standard"/>
      <text:p text:style-name="P7"><text:s/>[ ] Paso 1: Clonar/Descargar el Proyecto</text:p>
      <text:p text:style-name="P1"/>
      <text:p text:style-name="P9"># Si está en repositorio Git</text:p>
      <text:p text:style-name="P9">git clone &lt;url-del-repositorio&gt;</text:p>
      <text:p text:style-name="P9">cd proyecto-fullstack</text:p>
      <text:p text:style-name="P9"/>
      <text:p text:style-name="P9"># Si es archivo ZIP</text:p>
      <text:p text:style-name="P9">unzip proyecto-fullstack.zip</text:p>
      <text:p text:style-name="P9">cd proyecto-fullstack</text:p>
      <text:p text:style-name="P9"/>
      <text:p text:style-name="P9"><text:s/>Si es archivo ZIP</text:p>
      <text:p text:style-name="P9">unzip proyecto-fullstack.zip</text:p>
      <text:p text:style-name="P9">cd proyecto-fullstack</text:p>
      <text:p text:style-name="P1"/>
      <text:p text:style-name="Standard"/>
      <text:p text:style-name="P7"><text:s/>[ ] Paso 2: Configurar Variables de Entorno</text:p>
      <text:p text:style-name="P1"/>
      <text:p text:style-name="P9"><text:s/>Crear archivo .env en la raíz del proyecto</text:p>
      <text:p text:style-name="P9">cp .env.example .env</text:p>
      <text:p text:style-name="P9"/>
      <text:p text:style-name="P9"><text:s/>Editar el archivo .env y agregar:</text:p>
      <text:p text:style-name="P9">DEEPSEEK_API_KEY=tu_api_key_de_deepseek_aqui</text:p>
      <text:p text:style-name="P9">DATABASE_URL=postgresql://user:password@postgres:5432/proyectos_db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7"><text:s/>[ ] Paso 3: Construir y Ejecutar Contenedores</text:p>
      <text:p text:style-name="P9"/>
      <text:p text:style-name="P9"><text:s/>Construir imágenes (primera vez)</text:p>
      <text:p text:style-name="P9">docker-compose build</text:p>
      <text:p text:style-name="P9"/>
      <text:p text:style-name="P9"><text:s/>Ejecutar todos los servicios</text:p>
      <text:p text:style-name="P9">docker-compose up -d</text:p>
      <text:p text:style-name="P9"/>
      <text:p text:style-name="P9"><text:s/>Verificar que todos los servicios estén corriendo</text:p>
      <text:p text:style-name="P9">docker-compose ps</text:p>
      <text:p text:style-name="Standard"/>
      <text:p text:style-name="Standard"/>
      <text:p text:style-name="P7"><text:s/>[ ] Paso 4: Verificar Estado de Servicios</text:p>
      <text:p text:style-name="P1"/>
      <text:p text:style-name="P9"><text:s/>Ver logs del backend</text:p>
      <text:p text:style-name="P9">docker-compose logs backend</text:p>
      <text:p text:style-name="P9"/>
      <text:p text:style-name="P9"><text:s/>Ver logs del frontend <text:s/></text:p>
      <text:p text:style-name="P9">docker-compose logs frontend</text:p>
      <text:p text:style-name="P9"/>
      <text:p text:style-name="P9"><text:s/>Ver logs de la base de datos</text:p>
      <text:p text:style-name="P9">docker-compose logs postgres</text:p>
      <text:p text:style-name="P9">```</text:p>
      <text:p text:style-name="P7"/>
      <text:p text:style-name="P7"><text:s/>[ ] Paso 5: Ejecutar Migraciones de Base de Datos</text:p>
      <text:p text:style-name="P7"/>
      <text:p text:style-name="P9"><text:s/>Ejecutar migraciones Prisma</text:p>
      <text:p text:style-name="P9">docker-compose exec backend npx prisma migrate dev --name init</text:p>
      <text:p text:style-name="P9"/>
      <text:p text:style-name="P9"><text:s/>Opcional: sembrar datos de prueba</text:p>
      <text:p text:style-name="P9">docker-compose exec backend npx prisma db seed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line-break/><text:line-break/><text:span text:style-name="T3">🎯 </text:span><text:span text:style-name="T6">Próximos Pasos</text:span></text:p>
      <text:p text:style-name="P31"/>
      <text:list text:style-name="L1">
        <text:list-item>
          <text:p text:style-name="P10"><text:span text:style-name="Strong_20_Emphasis"><text:span text:style-name="T3">Desarrollar el código del backend</text:span></text:span><text:span text:style-name="T3"> (Express, Prisma, endpoints)</text:span></text:p>
        </text:list-item>
        <text:list-item>
          <text:p text:style-name="P10"><text:span text:style-name="Strong_20_Emphasis"><text:span text:style-name="T3">Crear el frontend</text:span></text:span><text:span text:style-name="T3"> (React, componentes, servicios)</text:span></text:p>
        </text:list-item>
        <text:list-item>
          <text:p text:style-name="P10"><text:span text:style-name="Strong_20_Emphasis"><text:span text:style-name="T3">Implementar la IA</text:span></text:span><text:span text:style-name="T3"> (DeepSeek integration)</text:span></text:p>
        </text:list-item>
        <text:list-item>
          <text:p text:style-name="P12"><text:span text:style-name="Strong_20_Emphasis"><text:span text:style-name="T3">Configurar Swagger</text:span></text:span><text:span text:style-name="T3"> (Documentación API)</text:span></text:p>
          <text:p text:style-name="P11"><text:span text:style-name="T3"/></text:p>
          <text:p text:style-name="P11"><text:span text:style-name="T8"><text:line-break/></text:span><text:span text:style-name="T9">Api key<text:line-break/>sk-26ae39fa6228414db9ad2a02caa16071<text:line-break/><text:line-break/><text:line-break/><text:line-break/></text:span><text:span text:style-name="T5">Próximos Pasos - Desarrollo de Funcionalidades</text:span></text:p>
        </text:list-item>
      </text:list>
      <text:p text:style-name="P32">Ahora necesitamos desarrollar:</text:p>
      <text:list text:style-name="L2">
        <text:list-item>
          <text:p text:style-name="P13"><text:span text:style-name="Strong_20_Emphasis"><text:span text:style-name="T2">Backend Completo</text:span></text:span><text:span text:style-name="T4">: CRUD de proyectos, integración con IA, gráficos</text:span></text:p>
        </text:list-item>
        <text:list-item>
          <text:p text:style-name="P13"><text:span text:style-name="Strong_20_Emphasis"><text:span text:style-name="T2">Frontend Completo</text:span></text:span><text:span text:style-name="T4">: Interfaz para gestionar proyectos, gráficos, resumen IA</text:span></text:p>
        </text:list-item>
        <text:list-item>
          <text:p text:style-name="P13"><text:span text:style-name="Strong_20_Emphasis"><text:span text:style-name="T2">Base de Datos</text:span></text:span><text:span text:style-name="T4">: Migraciones y modelos Prisma</text:span></text:p>
        </text:list-item>
        <text:list-item>
          <text:p text:style-name="P14"><text:span text:style-name="Strong_20_Emphasis"><text:span text:style-name="T2">Swagger</text:span></text:span><text:span text:style-name="T4">: Documentación de la API<text:line-break/></text:span></text:p>
        </text:list-item>
      </text:list>
      <text:p text:style-name="P22"><text:line-break/><text:span text:style-name="T1">✅ Checklist Detallado de Desarrollo - Prueba Técnica FullStack</text:span></text:p>
      <text:p text:style-name="P2"/>
      <text:p text:style-name="P23"><text:s/>🎯 OBJETIVO FINAL</text:p>
      <text:p text:style-name="P2">Sistema completo de gestión de proyectos con:</text:p>
      <text:p text:style-name="P24">- ✅ API REST CRUD completa</text:p>
      <text:p text:style-name="P24">- ✅ PostgreSQL + Prisma ORM <text:s/></text:p>
      <text:p text:style-name="P24">- ✅ Swagger documentado</text:p>
      <text:p text:style-name="P24">- ✅ IA Generativa (DeepSeek)</text:p>
      <text:p text:style-name="P24">- ✅ Frontend React responsivo</text:p>
      <text:p text:style-name="P24">- ✅ Gráficos interactivos</text:p>
      <text:p text:style-name="P24"><text:soft-page-break/>- ✅ Dockerizado</text:p>
      <text:p text:style-name="P2"/>
      <text:p text:style-name="P2"/>
      <text:p text:style-name="P2"/>
      <text:p text:style-name="P23">📋 CHECKLIST COMPLETO DE DESARROLLO</text:p>
      <text:p text:style-name="P2"/>
      <text:p text:style-name="P2"><text:span text:style-name="T1"># FASE 1: BACKEND - API REST</text:span></text:p>
      <text:p text:style-name="P26">[ ] 1.1 Configuración Base del Backend</text:p>
      <text:p text:style-name="P19">- [ ] Verificar que `backend/src/server.js` básico funcione</text:p>
      <text:p text:style-name="P19">- [ ] Configurar Prisma Client y conexión a DB</text:p>
      <text:p text:style-name="P19">- [ ] Crear middleware de CORS configurado</text:p>
      <text:p text:style-name="P19">- [ ] Configurar variables de entorno correctamente</text:p>
      <text:p text:style-name="P3"/>
      <text:p text:style-name="P18"><text:s/><text:span text:style-name="T1">[ ] 1.2 Modelo de Datos y Migraciones</text:span></text:p>
      <text:p text:style-name="P19">- [ ] Verificar esquema Prisma (`Project` model)</text:p>
      <text:p text:style-name="P19">- [ ] Ejecutar primera migración: `npx prisma migrate dev --name init`</text:p>
      <text:p text:style-name="P19">- [ ] Crear cliente Prisma configurado</text:p>
      <text:p text:style-name="P19">- [ ] Verificar conexión a base de datos</text:p>
      <text:p text:style-name="P3"/>
      <text:p text:style-name="P26"><text:s/>[ ] 1.3 Controladores CRUD</text:p>
      <text:p text:style-name="P19">- [ ] CREATE - `createProject` controller</text:p>
      <text:p text:style-name="P19">- [ ] READ - `getAllProjects` controller <text:s/></text:p>
      <text:p text:style-name="P19">- [ ] READ - `getProjectById` controller</text:p>
      <text:p text:style-name="P19">- [ ] UPDATE - `updateProject` controller</text:p>
      <text:p text:style-name="P19">- [ ] DELETE - `deleteProject` controller</text:p>
      <text:p text:style-name="P19">- [ ] Validación de datos de entrada</text:p>
      <text:p text:style-name="P19">- [ ] Manejo de errores específicos</text:p>
      <text:p text:style-name="P3"/>
      <text:p text:style-name="P20"/>
      <text:p text:style-name="P20"/>
      <text:p text:style-name="P27"><text:soft-page-break/>[ ] 1.4 Rutas y Endpoints</text:p>
      <text:p text:style-name="P19">- [ ] `POST /api/projects` - Crear proyecto</text:p>
      <text:p text:style-name="P19">- [ ] `GET /api/projects` - Listar todos los proyectos</text:p>
      <text:p text:style-name="P19">- [ ] `GET /api/projects/:id` - Obtener proyecto por ID</text:p>
      <text:p text:style-name="P19">- [ ] `PUT /api/projects/:id` - Actualizar proyecto</text:p>
      <text:p text:style-name="P19">- [ ] `DELETE /api/projects/:id` - Eliminar proyecto</text:p>
      <text:p text:style-name="P19">- [ ] Middleware de validación para rutas</text:p>
      <text:p text:style-name="P2"/>
      <text:p text:style-name="P26"><text:s/>[ ] 1.5 Endpoint de Análisis IA</text:p>
      <text:p text:style-name="P19">- [ ] Crear servicio `aiService.js` para DeepSeek API</text:p>
      <text:p text:style-name="P19">- [ ] Endpoint `GET /api/analisis`</text:p>
      <text:p text:style-name="P19">- [ ] Lógica para resumir descripciones de proyectos</text:p>
      <text:p text:style-name="P19">- [ ] Manejo de errores de API externa</text:p>
      <text:p text:style-name="P19">- [ ] Cache básico para evitar llamadas repetitivas</text:p>
      <text:p text:style-name="P3"/>
      <text:p text:style-name="P26"><text:s/>[ ] 1.6 Endpoint de Gráficos</text:p>
      <text:p text:style-name="P19">- [ ] Endpoint `GET /api/graficos`</text:p>
      <text:p text:style-name="P19">- [ ] Agregación de proyectos por estado</text:p>
      <text:p text:style-name="P19">- [ ] Formato de datos para frontend</text:p>
      <text:p text:style-name="P19">- [ ] Consulta optimizada a base de datos</text:p>
      <text:p text:style-name="P18"/>
      <text:p text:style-name="P26"><text:s/>[ ] 1.7 Documentación Swagger</text:p>
      <text:p text:style-name="P19">- [ ] Configurar Swagger UI Express</text:p>
      <text:p text:style-name="P19">- [ ] Documentar todos los endpoints</text:p>
      <text:p text:style-name="P19">- [ ] Incluir ejemplos de requests/responses</text:p>
      <text:p text:style-name="P19">- [ ] Especificar schemas de datos</text:p>
      <text:p text:style-name="P3"/>
      <text:p text:style-name="P26"><text:s/>[ ] 1.8 Manejo de Errores Global</text:p>
      <text:p text:style-name="P19">- [ ] Middleware de manejo de errores centralizado</text:p>
      <text:p text:style-name="P19">- [ ] Respuestas de error consistentes</text:p>
      <text:p text:style-name="P19"><text:soft-page-break/>- [ ] Logging de errores en desarrollo</text:p>
      <text:p text:style-name="P19">- [ ] Códigos HTTP apropiados</text:p>
      <text:p text:style-name="P2"/>
      <text:p text:style-name="P2"/>
      <text:p text:style-name="P2"/>
      <text:p text:style-name="P25">FASE 2: FRONTEND - INTERFAZ WEB (3-4 horas)</text:p>
      <text:p text:style-name="P3"/>
      <text:p text:style-name="P26">[ ] 2.1 Configuración Base del Frontend</text:p>
      <text:p text:style-name="P19">- [ ] Verificar que React + Vite funcionen</text:p>
      <text:p text:style-name="P19">- [ ] Configurar servicio API (`services/api.js`)</text:p>
      <text:p text:style-name="P19">- [ ] Crear hook personalizado `useProjects`</text:p>
      <text:p text:style-name="P19">- [ ] Configurar manejo de estado global</text:p>
      <text:p text:style-name="P18"/>
      <text:p text:style-name="P26"><text:s/>[ ] 2.2 Componentes Principales</text:p>
      <text:p text:style-name="P19">- [ ] ProjectTable - Tabla para listar proyectos</text:p>
      <text:p text:style-name="P19"><text:s text:c="2"/>- [ ] Columnas: ID, Nombre, Estado, Fechas, Acciones</text:p>
      <text:p text:style-name="P19"><text:s text:c="2"/>- [ ] Paginación o scroll infinito</text:p>
      <text:p text:style-name="P19"><text:s text:c="2"/>- [ ] Filtros por estado</text:p>
      <text:p text:style-name="P19"><text:s text:c="2"/>- [ ] Responsive design</text:p>
      <text:p text:style-name="P19"/>
      <text:p text:style-name="P19">- [ ] ProjectForm - Formulario crear/editar</text:p>
      <text:p text:style-name="P19"><text:s text:c="2"/>- [ ] Campos: nombre, descripción, estado, fechas</text:p>
      <text:p text:style-name="P19"><text:s text:c="2"/>- [ ] Validación en frontend</text:p>
      <text:p text:style-name="P19"><text:s text:c="2"/>- [ ] Modo crear vs editar</text:p>
      <text:p text:style-name="P19"><text:s text:c="2"/>- [ ] Submit con feedback</text:p>
      <text:p text:style-name="P19"/>
      <text:p text:style-name="P19">- [ ] ProjectCharts - Gráficos interactivos</text:p>
      <text:p text:style-name="P19"><text:s text:c="2"/>- [ ] Gráfico de torta - Proyectos por estado</text:p>
      <text:p text:style-name="P19"><text:s text:c="2"/>- [ ] Gráfico de barras - Timeline de proyectos</text:p>
      <text:p text:style-name="P19"><text:s text:c="2"/>- [ ] Responsive charts</text:p>
      <text:p text:style-name="P19"><text:soft-page-break/><text:s text:c="2"/>- [ ] Tooltips interactivos</text:p>
      <text:p text:style-name="P19"/>
      <text:p text:style-name="P19">- [ ] AISummary - Resumen IA</text:p>
      <text:p text:style-name="P19"><text:s text:c="2"/>- [ ] Botón para generar análisis</text:p>
      <text:p text:style-name="P19"><text:s text:c="2"/>- [ ] Mostrar loading state</text:p>
      <text:p text:style-name="P19"><text:s text:c="2"/>- [ ] Display del resumen formateado</text:p>
      <text:p text:style-name="P19"><text:s text:c="2"/>- [ ] Manejo de errores</text:p>
      <text:p text:style-name="P30"/>
      <text:p text:style-name="P26"><text:s/>[ ] 2.3 Layout y Navegación</text:p>
      <text:p text:style-name="P19">- [ ] Componente `Layout` principal</text:p>
      <text:p text:style-name="P19">- [ ] Navegación entre secciones</text:p>
      <text:p text:style-name="P19">- [ ] Header con título</text:p>
      <text:p text:style-name="P19">- [ ] Footer opcional</text:p>
      <text:p text:style-name="P18"/>
      <text:p text:style-name="P26"><text:s/>[ ] 2.4 Estilos y Responsividad</text:p>
      <text:p text:style-name="P19">- [ ] CSS para escritorio (&gt; 1024px)</text:p>
      <text:p text:style-name="P19">- [ ] CSS para tablet (768px - 1023px) <text:s/></text:p>
      <text:p text:style-name="P19">- [ ] CSS para móvil (&lt; 767px)</text:p>
      <text:p text:style-name="P19">- [ ] Tablas responsive con scroll horizontal</text:p>
      <text:p text:style-name="P19">- [ ] Formularios adaptables</text:p>
      <text:p text:style-name="P19">- [ ] Gráficos responsive</text:p>
      <text:p text:style-name="P19"/>
      <text:p text:style-name="P26"><text:s/>[ ] 2.5 Lógica de Estado</text:p>
      <text:p text:style-name="P19">- [ ] Estado global de proyectos</text:p>
      <text:p text:style-name="P19">- [ ] Sincronización con backend</text:p>
      <text:p text:style-name="P19">- [ ] Loading states</text:p>
      <text:p text:style-name="P19">- [ ] Manejo de errores de UI</text:p>
      <text:p text:style-name="P19">- [ ] Confirmaciones para eliminar</text:p>
      <text:p text:style-name="P3"/>
      <text:p text:style-name="P2"/>
      <text:p text:style-name="P2"><text:soft-page-break/></text:p>
      <text:p text:style-name="P3">FASE 3: INTEGRACIÓN IA GENERATIVA (1 hora)</text:p>
      <text:p text:style-name="P18"/>
      <text:p text:style-name="P18"><text:s/><text:span text:style-name="T1">[ ] 3.1 Servicio DeepSeek</text:span></text:p>
      <text:p text:style-name="P19">- [ ] Función `generateProjectSummary(descriptions)`</text:p>
      <text:p text:style-name="P19">- [ ] Configuración de headers y autenticación</text:p>
      <text:p text:style-name="P19">- [ ] Manejo de rate limits</text:p>
      <text:p text:style-name="P19">- [ ] Timeouts y retries</text:p>
      <text:p text:style-name="P18"/>
      <text:p text:style-name="P26"><text:s/>[ ] 3.2 Prompt Engineering</text:p>
      <text:p text:style-name="P19">- [ ] Prompt optimizado para resumen de proyectos</text:p>
      <text:p text:style-name="P19">- [ ] Formato de respuesta consistente</text:p>
      <text:p text:style-name="P19">- [ ] Manejo de context length</text:p>
      <text:p text:style-name="P19">- [ ] Fallback si IA no responde</text:p>
      <text:p text:style-name="P18"/>
      <text:p text:style-name="P18"><text:s/><text:span text:style-name="T1">[ ] 3.3 Integración Frontend-Backend</text:span></text:p>
      <text:p text:style-name="P19">- [ ] Llamada desde frontend al endpoint `/analisis`</text:p>
      <text:p text:style-name="P19">- [ ] Mostrar resultados en componente dedicado</text:p>
      <text:p text:style-name="P19">- [ ] Botón para regenerar análisis</text:p>
      <text:p text:style-name="P19">- [ ] Cache en frontend para evitar llamadas repetidas</text:p>
      <text:p text:style-name="P30"/>
      <text:p text:style-name="P2"/>
      <text:p text:style-name="P2"/>
      <text:p text:style-name="P15">FASE 4: DOCKER Y DEPLOY (1 hora)</text:p>
      <text:p text:style-name="P15"/>
      <text:p text:style-name="P16"><text:s/><text:span text:style-name="T1">[ ] 4.1 Optimización de Dockerfiles</text:span></text:p>
      <text:p text:style-name="P17">- [ ] Multi-stage builds si es necesario</text:p>
      <text:p text:style-name="P17">- [ ] .dockerignore configurado</text:p>
      <text:p text:style-name="P17">- [ ] Variables de entorno en Docker</text:p>
      <text:p text:style-name="P17">- [ ] Health checks en containers</text:p>
      <text:p text:style-name="P16"><text:soft-page-break/></text:p>
      <text:p text:style-name="P29"><text:s/>[ ] 4.2 Docker Compose</text:p>
      <text:p text:style-name="P17">- [ ] Dependencias entre servicios correctas</text:p>
      <text:p text:style-name="P17">- [ ] Volumes persistentes para DB</text:p>
      <text:p text:style-name="P17">- [ ] Network configuration</text:p>
      <text:p text:style-name="P17">- [ ] Restart policies</text:p>
      <text:p text:style-name="P17"/>
      <text:p text:style-name="P29"><text:s/>[ ] 4.3 Scripts de Desarrollo</text:p>
      <text:p text:style-name="P17">- [ ] Script para ejecutar migraciones</text:p>
      <text:p text:style-name="P17">- [ ] Script para seed de datos de prueba</text:p>
      <text:p text:style-name="P17">- [ ] Script para rebuild rápido</text:p>
      <text:p text:style-name="P15"/>
      <text:p text:style-name="P2"/>
      <text:p text:style-name="P2"/>
      <text:p text:style-name="P28">FASE 5: TESTING Y CALIDAD (1 hora)</text:p>
      <text:p text:style-name="P15"/>
      <text:p text:style-name="P29">[ ] 5.1 Testing Backend</text:p>
      <text:p text:style-name="P17">- [ ] Health check endpoint funciona</text:p>
      <text:p text:style-name="P17">- [ ] CRUD endpoints probados manualmente</text:p>
      <text:p text:style-name="P17">- [ ] Validación de datos probada</text:p>
      <text:p text:style-name="P17">- [ ] Manejo de errores probado</text:p>
      <text:p text:style-name="P16"/>
      <text:p text:style-name="P29"><text:s/>[ ] 5.2 Testing Frontend</text:p>
      <text:p text:style-name="P17">- [ ] Todos los componentes renderizan</text:p>
      <text:p text:style-name="P17">- [ ] Forms envían datos correctamente</text:p>
      <text:p text:style-name="P17">- [ ] Gráficos muestran datos</text:p>
      <text:p text:style-name="P17">- [ ] Responsividad en diferentes tamaños</text:p>
      <text:p text:style-name="P16"/>
      <text:p text:style-name="P29"><text:s/>[ ] 5.3 Testing Integración</text:p>
      <text:p text:style-name="P17">- [ ] Flujo completo: Crear → Listar → Editar → Eliminar</text:p>
      <text:p text:style-name="P17"><text:soft-page-break/>- [ ] IA genera resumen correctamente</text:p>
      <text:p text:style-name="P17">- [ ] Gráficos se actualizan con nuevos datos</text:p>
      <text:p text:style-name="P17">- [ ] Persistencia en base de datos</text:p>
      <text:p text:style-name="P2"/>
      <text:p text:style-name="P15"/>
      <text:p text:style-name="P15"/>
      <text:p text:style-name="P28">FASE 6: DOCUMENTACIÓN (1 hora)</text:p>
      <text:p text:style-name="P15"/>
      <text:p text:style-name="P29"><text:s/>[ ] 6.1 README.md Completo</text:p>
      <text:p text:style-name="P17">- [ ] Descripción del proyecto</text:p>
      <text:p text:style-name="P17">- [ ] Tecnologías utilizadas</text:p>
      <text:p text:style-name="P17">- [ ] Instrucciones de instalación</text:p>
      <text:p text:style-name="P17">- [ ] Ejemplos de uso de API</text:p>
      <text:p text:style-name="P17">- [ ] Decisiones técnicas explicadas</text:p>
      <text:p text:style-name="P16"/>
      <text:p text:style-name="P29"><text:s/>[ ] 6.2 Documentación API</text:p>
      <text:p text:style-name="P17">- [ ] Swagger accesible en `/api-docs`</text:p>
      <text:p text:style-name="P17">- [ ] Ejemplos de requests/responses</text:p>
      <text:p text:style-name="P17">- [ ] Descripción de cada endpoint</text:p>
      <text:p text:style-name="P17">- [ ] Códigos de error documentados</text:p>
      <text:p text:style-name="P15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quote-cjk-patch" svg:font-family="quote-cjk-patch, Inter, system-ui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8T18:12:20.283680307</meta:creation-date>
    <dc:date>2025-10-20T11:14:25.312641408</dc:date>
    <meta:editing-duration>PT1H56M2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0" meta:paragraph-count="221" meta:word-count="1447" meta:character-count="8074" meta:non-whitespace-character-count="6774"/>
  </office:meta>
</office:document-meta>
</file>